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imes" svg:font-family="Times"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37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P1" style:parent-style-name="Textkörper" style:master-page-name="MPF0" style:family="paragraph">
      <style:paragraph-properties fo:break-before="page" style:page-number="1"/>
    </style:style>
    <style:style style:name="P3" style:parent-style-name="Überschrift1" style:family="paragraph">
      <style:paragraph-properties fo:break-before="page" fo:text-align="start"/>
    </style:style>
    <style:style style:name="P4" style:parent-style-name="Inhaltsverzeichnisüberschrift" style:family="paragraph">
      <style:paragraph-properties fo:break-before="page"/>
    </style:style>
    <style:style style:name="P5" style:parent-style-name="Verzeichnis1" style:family="paragraph">
      <style:paragraph-properties>
        <style:tab-stops>
          <style:tab-stop style:type="right" style:leader-style="dotted" style:leader-text="." style:position="6.2618in"/>
        </style:tab-stops>
      </style:paragraph-properties>
    </style:style>
    <style:style style:name="P6" style:parent-style-name="Verzeichnis1" style:family="paragraph">
      <style:paragraph-properties>
        <style:tab-stops>
          <style:tab-stop style:type="right" style:leader-style="dotted" style:leader-text="." style:position="6.2618in"/>
        </style:tab-stops>
      </style:paragraph-properties>
    </style:style>
    <style:style style:name="P7" style:parent-style-name="Verzeichnis1" style:family="paragraph">
      <style:paragraph-properties>
        <style:tab-stops>
          <style:tab-stop style:type="right" style:leader-style="dotted" style:leader-text="." style:position="6.2618in"/>
        </style:tab-stops>
      </style:paragraph-properties>
    </style:style>
    <style:style style:name="P8" style:parent-style-name="Verzeichnis1" style:family="paragraph">
      <style:paragraph-properties>
        <style:tab-stops>
          <style:tab-stop style:type="right" style:leader-style="dotted" style:leader-text="." style:position="6.2618in"/>
        </style:tab-stops>
      </style:paragraph-properties>
    </style:style>
    <style:style style:name="P9" style:parent-style-name="Verzeichnis2" style:family="paragraph">
      <style:paragraph-properties>
        <style:tab-stops>
          <style:tab-stop style:type="right" style:leader-style="dotted" style:leader-text="." style:position="6.0951in"/>
        </style:tab-stops>
      </style:paragraph-properties>
    </style:style>
    <style:style style:name="P10" style:parent-style-name="Verzeichnis2" style:family="paragraph">
      <style:paragraph-properties>
        <style:tab-stops>
          <style:tab-stop style:type="right" style:leader-style="dotted" style:leader-text="." style:position="6.0951in"/>
        </style:tab-stops>
      </style:paragraph-properties>
    </style:style>
    <style:style style:name="P11" style:parent-style-name="Verzeichnis1" style:family="paragraph">
      <style:paragraph-properties>
        <style:tab-stops>
          <style:tab-stop style:type="right" style:leader-style="dotted" style:leader-text="." style:position="6.2618in"/>
        </style:tab-stops>
      </style:paragraph-properties>
    </style:style>
    <style:style style:name="T12" style:parent-style-name="Hyperlink" style:family="text">
      <style:text-properties fo:language="en" fo:country="US"/>
    </style:style>
    <style:style style:name="P13" style:parent-style-name="Verzeichnis1" style:family="paragraph">
      <style:paragraph-properties>
        <style:tab-stops>
          <style:tab-stop style:type="right" style:leader-style="dotted" style:leader-text="." style:position="6.2618in"/>
        </style:tab-stops>
      </style:paragraph-properties>
    </style:style>
    <style:style style:name="P14" style:parent-style-name="Verzeichnis1" style:family="paragraph">
      <style:paragraph-properties>
        <style:tab-stops>
          <style:tab-stop style:type="right" style:leader-style="dotted" style:leader-text="." style:position="6.2618in"/>
        </style:tab-stops>
      </style:paragraph-properties>
    </style:style>
    <style:style style:name="P15" style:parent-style-name="Verzeichnis1" style:family="paragraph">
      <style:paragraph-properties>
        <style:tab-stops>
          <style:tab-stop style:type="right" style:leader-style="dotted" style:leader-text="." style:position="6.2618in"/>
        </style:tab-stops>
      </style:paragraph-properties>
    </style:style>
    <style:style style:name="P16" style:parent-style-name="Verzeichnis1" style:family="paragraph">
      <style:paragraph-properties>
        <style:tab-stops>
          <style:tab-stop style:type="right" style:leader-style="dotted" style:leader-text="." style:position="6.2618in"/>
        </style:tab-stops>
      </style:paragraph-properties>
    </style:style>
    <style:style style:name="P17" style:parent-style-name="Überschrift1" style:family="paragraph">
      <style:paragraph-properties fo:break-before="page" fo:text-align="start"/>
    </style:style>
    <style:style style:name="T18" style:parent-style-name="Absatz-Standardschriftart" style:family="text">
      <style:text-properties style:font-size-complex="10pt" style:language-complex="de" style:country-complex="DE"/>
    </style:style>
    <style:style style:name="P19" style:parent-style-name="Überschrift1" style:family="paragraph">
      <style:paragraph-properties fo:break-before="page"/>
    </style:style>
    <style:style style:name="T20" style:parent-style-name="Absatz-Standardschriftart" style:family="text">
      <style:text-properties style:text-position="super 66.6%"/>
    </style:style>
    <style:style style:name="P21" style:parent-style-name="Überschrift1" style:family="paragraph">
      <style:paragraph-properties fo:break-before="page"/>
    </style:style>
    <style:style style:name="T22" style:parent-style-name="Absatz-Standardschriftart" style:family="text">
      <style:text-properties fo:language="en" fo:country="US"/>
    </style:style>
    <style:style style:name="T23" style:parent-style-name="Absatz-Standardschriftart" style:family="text">
      <style:text-properties fo:language="en" fo:country="US"/>
    </style:style>
    <style:style style:name="T24" style:parent-style-name="BlocktextZchn" style:family="text">
      <style:text-properties fo:font-style="italic" style:font-style-asian="italic" style:font-style-complex="italic" fo:language="en" fo:country="US"/>
    </style:style>
    <style:style style:name="T25" style:parent-style-name="Absatz-Standardschriftart" style:family="text">
      <style:text-properties fo:language="en" fo:country="US"/>
    </style:style>
    <style:style style:name="T26" style:parent-style-name="Absatz-Standardschriftart" style:family="text">
      <style:text-properties fo:language="en" fo:country="US"/>
    </style:style>
    <style:style style:name="T27" style:parent-style-name="BlocktextZchn" style:family="text">
      <style:text-properties fo:font-style="italic" style:font-style-asian="italic" style:font-style-complex="italic" fo:language="en" fo:country="US"/>
    </style:style>
    <style:style style:name="T28" style:parent-style-name="Absatz-Standardschriftart" style:family="text">
      <style:text-properties fo:language="en" fo:country="US"/>
    </style:style>
    <style:style style:name="T29" style:parent-style-name="BlocktextZchn" style:family="text">
      <style:text-properties fo:font-style="italic" style:font-style-asian="italic" style:font-style-complex="italic" fo:language="en" fo:country="US"/>
    </style:style>
    <style:style style:name="T30" style:parent-style-name="Absatz-Standardschriftart" style:family="text">
      <style:text-properties fo:language="en" fo:country="US"/>
    </style:style>
    <style:style style:name="P31" style:parent-style-name="Überschrift1" style:family="paragraph">
      <style:paragraph-properties fo:break-before="page"/>
    </style:style>
    <style:style style:name="P32" style:parent-style-name="Überschrift1" style:family="paragraph">
      <style:paragraph-properties fo:break-before="page"/>
    </style:style>
    <style:style style:name="T33" style:parent-style-name="Absatz-Standardschriftart" style:family="text">
      <style:text-properties style:text-position="super 66.6%"/>
    </style:style>
    <style:style style:name="P34" style:parent-style-name="Blocktext" style:family="paragraph">
      <style:paragraph-properties fo:break-before="page"/>
    </style:style>
    <style:style style:name="P35" style:parent-style-name="Blocktext" style:family="paragraph">
      <style:text-properties fo:font-style="italic" style:font-style-asian="italic" style:font-style-complex="italic"/>
    </style:style>
    <style:style style:name="P36" style:parent-style-name="Überschrift1" style:family="paragraph">
      <style:paragraph-properties fo:break-before="page"/>
    </style:style>
    <style:style style:name="T37" style:parent-style-name="Absatz-Standardschriftart" style:family="text">
      <style:text-properties fo:font-style="italic" style:font-style-asian="italic" style:font-style-complex="italic"/>
    </style:style>
    <style:style style:name="P38" style:parent-style-name="Überschrift1" style:master-page-name="MP1" style:family="paragraph">
      <style:paragraph-properties fo:break-before="page" style:page-number="1"/>
    </style:style>
  </office:automatic-styles>
  <office:body>
    <office:text text:use-soft-page-breaks="true">
      <text:p text:style-name="P1"/>
      <text:p text:style-name="Textkörper"/>
      <text:p text:style-name="Textkörper"/>
      <text:p text:style-name="Textkörper"/>
      <text:p text:style-name="Textkörper"/>
      <text:p text:style-name="Textkörper"/>
      <text:p text:style-name="Textkörper"/>
      <text:h text:style-name="Überschrift1" text:outline-level="1"/>
      <text:p text:style-name="Titel"/>
      <text:p text:style-name="Titel"><text:bookmark-start text:name="_Toc405370587"/><text:bookmark-start text:name="_Toc405370712"/>Aufforstung Mischwald<text:bookmark-end text:name="_Toc405370587"/><text:bookmark-end text:name="_Toc405370712"/></text:p>
      <text:p text:style-name="Titel"><text:bookmark-start text:name="_Toc405370713"/>IHK - Abschlussprüfung<text:bookmark-end text:name="_Toc405370713"/></text:p>
      <text:p text:style-name="Titel"><text:bookmark-start text:name="_Toc405370714"/>Mathematisch-technischer Softwareentwickler<text:bookmark-end text:name="_Toc405370714"/></text:p>
      <text:p text:style-name="Titel"><text:bookmark-start text:name="_Toc405370588"/><text:bookmark-start text:name="_Toc405370715"/>Anton Herzog<text:bookmark-end text:name="_Toc405370588"/><text:bookmark-end text:name="_Toc405370715"/></text:p>
      <text:h text:style-name="Überschrift1" text:outline-level="1"/>
      <text:h text:style-name="P3" text:outline-level="1"><text:bookmark-start text:name="_Toc405370589"/><text:soft-page-break/></text:h>
      <text:p text:style-name="P4">Inhalt</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source>
        <text:index-body>
          <text:p text:style-name="P5"/>
          <text:p text:style-name="P6"><text:a xlink:href="#_Toc405370716" office:target-frame-name="_top" xlink:show="replace"><text:span text:style-name="Hyperlink">Zusammenfass</text:span><text:bookmark-start text:name="_Hlt405370745"/><text:span text:style-name="Hyperlink">u</text:span><text:bookmark-end text:name="_Hlt405370745"/><text:span text:style-name="Hyperlink">ng</text:span><text:tab/>4</text:a></text:p>
          <text:p text:style-name="P7"><text:a xlink:href="#_Toc405370717" office:target-frame-name="_top" xlink:show="replace"><text:span text:style-name="Hyperlink">Titel des Dokuments</text:span><text:tab/>5</text:a></text:p>
          <text:p text:style-name="P8"><text:a xlink:href="#_Toc405370718" office:target-frame-name="_top" xlink:show="replace"><text:span text:style-name="Hyperlink">Überschriften</text:span><text:tab/>5</text:a></text:p>
          <text:p text:style-name="P9"><text:a xlink:href="#_Toc405370719" office:target-frame-name="_top" xlink:show="replace"><text:span text:style-name="Hyperlink">Unterüberschrift</text:span><text:tab/>5</text:a></text:p>
          <text:p text:style-name="P10"><text:a xlink:href="#_Toc405370720" office:target-frame-name="_top" xlink:show="replace"><text:span text:style-name="Hyperlink">Zitate</text:span><text:tab/>5</text:a></text:p>
          <text:p text:style-name="P11"><text:a xlink:href="#_Toc405370721" office:target-frame-name="_top" xlink:show="replace"><text:span text:style-name="T12">Referenzen</text:span><text:tab/>7</text:a></text:p>
          <text:p text:style-name="P13"><text:a xlink:href="#_Toc405370722" office:target-frame-name="_top" xlink:show="replace"><text:span text:style-name="Hyperlink">Anhang</text:span><text:tab/>8</text:a></text:p>
          <text:p text:style-name="P14"><text:a xlink:href="#_Toc405370723" office:target-frame-name="_top" xlink:show="replace"><text:span text:style-name="Hyperlink">Fußnote</text:span><text:tab/>9</text:a></text:p>
          <text:p text:style-name="P15"><text:a xlink:href="#_Toc405370724" office:target-frame-name="_top" xlink:show="replace"><text:span text:style-name="Hyperlink">Abbildungsunterschriften</text:span><text:tab/>11</text:a></text:p>
          <text:p text:style-name="P16"><text:a xlink:href="#_Toc405370725" office:target-frame-name="_top" xlink:show="replace"><text:span text:style-name="Hyperlink">[Abbildungen – beachten Sie, dass die Manuskriptüberschrift sowie die Seitenzahl auf dieser Seite nicht angezeigt werden]</text:span><text:tab/>1</text:a></text:p>
        </text:index-body>
      </text:table-of-content>
      <text:p text:style-name="Standard"/>
      <text:h text:style-name="P17" text:outline-level="1"><text:bookmark-start text:name="_Toc405370716"/><text:soft-page-break/><text:span text:style-name="T18">­</text:span>Zusammenfassung<text:bookmark-end text:name="_Toc405370589"/><text:bookmark-end text:name="_Toc405370716"/></text:h>
      <text:p text:style-name="Blocktext"><text:bookmark-start text:name="bkAbstract"/>Ihre Zusammenfassung sollte aus einem Absatz mit maximal 120 Wörtern bestehen. Es ist eine Zusammenfassung der wichtigsten Elemente in Ihrem Dokument. Alle Zahlen in dieser Kurzbeschreibung, die keinen Satz einleiten, sollten lieber als Zahl angegeben und nicht als Wort ausgeschrieben werden. Sie können die Wörter des Absatzes zählen, indem Sie den Absatz markieren und im Menü „Extras“ auf „Wörter zählen“ klicken.<text:bookmark-end text:name="bkAbstract"/></text:p>
      <text:h text:style-name="P19" text:outline-level="1"><text:bookmark-start text:name="_Toc405370590"/><text:bookmark-start text:name="_Toc405370717"/><text:soft-page-break/>Titel des Dokuments<text:bookmark-end text:name="_Toc405370590"/><text:bookmark-end text:name="_Toc405370717"/></text:h>
      <text:p text:style-name="Textkörper">Beginnen Sie Ihr Dokument mit einer Einleitung. Hierbei sollten Sie eher auf die aktive als auf die passive Schreibweise zurückgreifen.</text:p>
      <text:p text:style-name="Textkörper">Diese Vorlage wurde entsprechend den APA-Stilleitfäden formatiert, d. h. der Seitenrand oben, unten, links und rechts beträgt 2,5 cm (1 Zoll), die Schriftart ist Times New Roman mit einem Schriftgrad von 12 Punkten, der Text verfügt über doppelten Zeilenabstand und ist linksbündig ausgerichtet und Absätze werden um 5-7 Leerstellen eingerückt. Die Seitenzahl wird 2,5 cm (1,0 Zoll) vom rechten Rand in der ersten Zeile jeder Seite, außer der Seite "Abbildungen“, angezeigt.</text:p>
      <text:h text:style-name="Überschrift1" text:outline-level="1"><text:bookmark-start text:name="_Toc405370591"/><text:bookmark-start text:name="_Toc405370718"/>Überschriften<text:bookmark-end text:name="_Toc405370591"/><text:bookmark-end text:name="_Toc405370718"/></text:h>
      <text:p text:style-name="Textkörper">Verwenden Sie Überschriften und Unterüberschriften, um die Abschnitte in Ihrem Dokument zu organisieren. Die Überschrift der ersten Ebene wird mit großen Anfangsbuchstaben und auf der Seite zentriert dargestellt. Beginnen Sie nicht für jede Überschrift eine neue Seite.</text:p>
      <text:h text:style-name="Überschrift2" text:outline-level="2"><text:bookmark-start text:name="_Toc405370592"/><text:bookmark-start text:name="_Toc405370719"/>Unterüberschrift<text:bookmark-end text:name="_Toc405370592"/><text:bookmark-end text:name="_Toc405370719"/></text:h>
      <text:p text:style-name="Textkörper">Unterübrschriften werden kursiv und linksbündig ausgerichtet formatiert.</text:p>
      <text:h text:style-name="Überschrift2" text:outline-level="2"><text:bookmark-start text:name="_Toc405370593"/><text:bookmark-start text:name="_Toc405370720"/>Zitate<text:bookmark-end text:name="_Toc405370593"/><text:bookmark-end text:name="_Toc405370720"/></text:h>
      <text:p text:style-name="Textkörper">Quellenmaterial muss im Fließtext des Dokuments gekennzeichnet werden, indem der Autor und das Erscheinungsjahr der Quellen angegeben werden. Das vollständige Zitat wird in der Referenzliste, die nach dem Textbereich des Dokuments eingefügt ist, aufgeführt. Wenn die Namen von Autoren einer Quelle Teil der formalen Struktur eines Satzes sind, erscheint das Erscheinungsjahr in Klammern hinter dem Namen des Autors, z. B. Stein (2001). Sind die Autoren einer Quelle nicht Teil der formalen Struktur des Satzes, werden sowohl die Autoren als auch das Erscheinungsjahr in Klammern, getrennt durch ein Semikolon, angegeben, z. B. (Stein und Patten, 2001; Dunker, Bruhns &amp; Graff, 2003). Wenn<text:s/><text:soft-page-break/>eine Quelle zitiert wird, die drei, vier oder fünf Autoren umfasst, werden alle Autoren beim erstmaligen erwähnen der Quelle angeführt. Wenn diese Quelle erneut zitiert wird, wird der Nachname des ersten Autors angegeben, gefolgt von der Wendung „et al.“. Siehe Beispiel im nachfolgenden Absatz.</text:p>
      <text:p text:style-name="Textkörper">Die Verwendung dieses APA-Standardstils „macht einen positiven Eindruck auf Ihren Betreuer“ (Stein, 2001). Dies wurde erneut im Jahr 2003 durch Professor Dunker bestätigt (Dunker, Bruhns &amp; Graff, 2003).</text:p>
      <text:p text:style-name="Textkörper">Wenn eine Quelle zitiert wird, die von zwei Autoren stammt, werden jedes Mal beide Autoren aufgelistet. Wenn sechs oder mehr Autoren angeführt werden müssten,<text:s/><text:span text:style-name="TextkörperZchn">geben Sie bei der ersten und jeden weiteren Erwähnung der Quelle den Nachnamen des ersten Autors</text:span><text:s/>an, gefolgt von der Wendung „et al.“. Fügen Sie, wenn Sie ein direktes Zitat verwenden, immer den Namen des Autors, das Jahr und die Seitenzahl als Teil des Zitats hinzu. Ein Zitat, das aus weniger als 40 Wörtern besteht, sollte in doppelten Anführungsstrichen stehen und in der formalen Satzstruktur integriert werden. Ein 40 Worte oder mehr umfassendes Zitat wird im Blockformat (ohne Anführungsstriche) dargestellt, wobei jede Zeile um fünf Leerstellen vom linken Rand eingerückt wird.<text:span text:style-name="T20">1</text:span></text:p>
      <text:h text:style-name="P21" text:outline-level="1"><text:bookmark-start text:name="_Toc405370594"/><text:bookmark-start text:name="_Toc405370721"/><text:soft-page-break/><text:span text:style-name="T22">Referenzen</text:span><text:bookmark-end text:name="_Toc405370594"/><text:bookmark-end text:name="_Toc405370721"/></text:h>
      <text:p text:style-name="Reference"><text:span text:style-name="T23">Anderson, Charles &amp; Johnson (2003).<text:s/></text:span><text:span text:style-name="T24">The impressive psychology paper.</text:span><text:span text:style-name="T25"><text:s/>Chicago:  Lucerne Publishing.</text:span></text:p>
      <text:p text:style-name="Reference"><text:span text:style-name="T26">Smith, M. (2001). Writing a successful paper.<text:s/></text:span><text:span text:style-name="T27">The Trey Research Monthly</text:span><text:span text:style-name="T28">,<text:s/></text:span><text:span text:style-name="T29">53</text:span><text:span text:style-name="T30">, 149-150.</text:span></text:p>
      <text:p text:style-name="Textkörper">Die Einträge werden alphabetisch nach Nachnamen des ersten Autors aufgelistet und mit hängendem Einzug angezeigt. Die meisten Referenzeinträge haben drei Komponenten:</text:p>
      <text:list text:style-name="LFO1">
        <text:list-item text:start-value="1">
          <text:p text:style-name="Numberedlist">Autoren: Autoren werden mithilfe der Nachnamen und Initialen in der gleichen Reihenfolge, wie in der Quelle festgelegt, angegeben. Alle Namen der Autoren werden durch Kommas getrennt. Wenn es sieben oder mehr Autoren gibt, listen Sie die ersten sechs auf und geben Sie für die verbleibenden Autoren die Endung „et al.“ an. Ist kein Autor bekannt, wird als erstes der Titel des Dokuments in der Referenz angegeben.</text:p>
        </text:list-item>
      </text:list>
      <text:list text:style-name="LFO1" text:continue-numbering="true">
        <text:list-item>
          <text:p text:style-name="Numberedlist">Erscheinungsjahr: Das Erscheinungsjahr wird in Klammern nach den Namen der Autoren, mit einem Punkt nach der schließenden Klammer, angegeben. Ist das Erscheinungsjahr nicht bekannt, verwenden Sie in den Klammern die Angabe „n.d.“ nach den Namen der Autoren.</text:p>
        </text:list-item>
      </text:list>
      <text:list text:style-name="LFO1" text:continue-numbering="true">
        <text:list-item>
          <text:p text:style-name="Numberedlist">Quellenreferenz: Die Quellenreferenz enthält den Titel, den Journalnamen, den Umfang der Quelle sowie die Seitenzahlen (bei Journalartikeln) oder den Titel, den Erscheinungsort sowie den Herausgeber (bei Büchern).</text:p>
        </text:list-item>
      </text:list>
      <text:h text:style-name="P31" text:outline-level="1"><text:bookmark-start text:name="_Toc405370595"/><text:bookmark-start text:name="_Toc405370722"/><text:soft-page-break/>Anhang<text:bookmark-end text:name="_Toc405370595"/><text:bookmark-end text:name="_Toc405370722"/></text:h>
      <text:p text:style-name="Textkörper">Jeder Anhang wird auf einer eigenen Seite angezeigt.</text:p>
      <text:h text:style-name="P32" text:outline-level="1"><text:bookmark-start text:name="_Toc405370596"/><text:bookmark-start text:name="_Toc405370723"/><text:soft-page-break/>Fußnote<text:bookmark-end text:name="_Toc405370596"/><text:bookmark-end text:name="_Toc405370723"/></text:h>
      <text:p text:style-name="Textkörper"><text:span text:style-name="T33">1</text:span>Eine vollständige Informationsliste mit den APA-Stilformatierungen können Sie im veröffentlichten Handbuch finden.</text:p>
      <text:soft-page-break/>
      <text:p text:style-name="P34">Tabelle 1</text:p>
      <text:p text:style-name="P35">Geben Sie hier den Tabellentext in kursiver Schrift ein. Nehmen Sie für jede Tabelle eine neue Seite.</text:p>
      <text:p text:style-name="Blocktext">[Tabelle hier einfügen]</text:p>
      <text:h text:style-name="P36" text:outline-level="1"><text:bookmark-start text:name="_Toc405370597"/><text:bookmark-start text:name="_Toc405370724"/><text:soft-page-break/>Abbildungsunterschriften<text:bookmark-end text:name="_Toc405370597"/><text:bookmark-end text:name="_Toc405370724"/></text:h>
      <text:p text:style-name="Blocktext"><text:span text:style-name="T37">Abbildung 1.<text:s/></text:span>Abbildungsunterschrift</text:p>
      <text:p text:style-name="Standard"/>
      <text:h text:style-name="P38" text:outline-level="1"><text:bookmark-start text:name="_Toc405370598"/><text:bookmark-start text:name="_Toc405370725"/><text:soft-page-break/>[Abbildungen – beachten Sie, dass die Manuskriptüberschrift sowie die Seitenzahl auf dieser Seite nicht angezeigt werden]<text:bookmark-end text:name="_Toc405370598"/><text:bookmark-end text:name="_Toc405370725"/></text:h>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imes" svg:font-family="Times"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parent-style-name="Standard" style:next-style-name="Textkörper" style:default-outline-level="1">
      <style:paragraph-properties fo:text-align="center" fo:line-height="200%"/>
      <style:text-properties style:font-name="Times New Roman" style:font-name-complex="Times New Roman" fo:hyphenate="false"/>
    </style:style>
    <style:style style:name="Überschrift2" style:display-name="Überschrift 2" style:family="paragraph" style:parent-style-name="Standard" style:next-style-name="Standard" style:default-outline-level="2">
      <style:paragraph-properties fo:line-height="200%"/>
      <style:text-properties style:font-name="Times New Roman" style:font-name-complex="Times New Roman" fo:font-style="italic" style:font-style-asian="italic" fo:hyphenate="false"/>
    </style:style>
    <style:style style:name="Standard" style:display-name="Standard" style:family="paragraph">
      <style:text-properties style:font-name="Times" style:font-name-complex="Times" fo:font-size="12pt" style:font-size-asian="12pt" style:font-size-complex="12pt" fo:hyphenate="false"/>
    </style:style>
    <style:style style:name="Absatz-Standardschriftart" style:display-name="Absatz-Standardschriftart" style:family="text"/>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style:style style:name="BesuchterHyperlink" style:display-name="BesuchterHyperlink" style:family="text" style:parent-style-name="Absatz-Standardschriftart">
      <style:text-properties fo:color="#800080" style:text-underline-type="single" style:text-underline-style="solid" style:text-underline-width="auto" style:text-underline-mode="continuous"/>
    </style:style>
    <style:style style:name="Textkörper" style:display-name="Textkörper" style:family="paragraph" style:parent-style-name="Standard">
      <style:paragraph-properties fo:line-height="200%" fo:text-indent="0.375in"/>
      <style:text-properties style:font-name="Times New Roman" style:font-name-complex="Times New Roman" fo:hyphenate="false"/>
    </style:style>
    <style:style style:name="Überschrift1Zchn" style:display-name="Überschrift 1 Zchn" style:family="text" style:parent-style-name="Absatz-Standardschriftart">
      <style:text-properties fo:font-size="12pt" style:font-size-asian="12pt" fo:language="de" fo:country="DE" style:language-asian="de" style:country-asian="DE" style:language-complex="de" style:country-complex="DE"/>
    </style:style>
    <style:style style:name="Kopfzeile" style:display-name="Kopfzeile" style:family="paragraph" style:parent-style-name="Standard">
      <style:paragraph-properties>
        <style:tab-stops>
          <style:tab-stop style:type="center" style:position="3in"/>
          <style:tab-stop style:type="right" style:position="6in"/>
        </style:tab-stops>
      </style:paragraph-properties>
      <style:text-properties style:font-name="Times New Roman" style:font-name-complex="Times New Roman" fo:hyphenate="false"/>
    </style:style>
    <style:style style:name="Fußzeile" style:display-name="Fußzeile"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TextkörperZchn" style:display-name="Textkörper Zchn" style:family="text" style:parent-style-name="Absatz-Standardschriftart">
      <style:text-properties fo:font-size="12pt" style:font-size-asian="12pt" fo:language="de" fo:country="DE" style:language-asian="de" style:country-asian="DE" style:language-complex="de" style:country-complex="DE"/>
    </style:style>
    <style:style style:name="BlocktextZchn" style:display-name="Blocktext Zchn" style:family="text" style:parent-style-name="TextkörperZchn">
      <style:text-properties fo:font-size="12pt" style:font-size-asian="12pt" fo:language="de" fo:country="DE" style:language-asian="de" style:country-asian="DE" style:language-complex="de" style:country-complex="DE"/>
    </style:style>
    <style:style style:name="Blocktext" style:display-name="Blocktext" style:family="paragraph" style:parent-style-name="Textkörper">
      <style:paragraph-properties fo:text-indent="0in"/>
      <style:text-properties fo:hyphenate="false"/>
    </style:style>
    <style:style style:name="Numberedlist" style:display-name="Numbered list" style:family="paragraph" style:parent-style-name="Standard" style:list-style-name="LFO2">
      <style:paragraph-properties fo:line-height="200%"/>
      <style:text-properties style:font-name="Times New Roman" style:font-name-complex="Times New Roman" style:language-complex="de" style:country-complex="DE" fo:hyphenate="false"/>
    </style:style>
    <style:style style:name="Quotation" style:display-name="Quotation" style:family="paragraph" style:parent-style-name="Textkörper">
      <style:paragraph-properties fo:margin-left="0.3798in" fo:text-indent="0in">
        <style:tab-stops/>
      </style:paragraph-properties>
      <style:text-properties style:language-complex="de" style:country-complex="DE" fo:hyphenate="false"/>
    </style:style>
    <style:style style:name="Reference" style:display-name="Reference" style:family="paragraph" style:parent-style-name="Textkörper">
      <style:paragraph-properties fo:margin-left="0.3798in" fo:text-indent="-0.3798in">
        <style:tab-stops/>
      </style:paragraph-properties>
      <style:text-properties style:language-complex="de" style:country-complex="DE" fo:hyphenate="false"/>
    </style:style>
    <style:style style:name="Seitenzahl" style:display-name="Seitenzahl" style:family="text" style:parent-style-name="Absatz-Standardschriftart"/>
    <style:style style:name="Inhaltsverzeichnisüberschrift" style:display-name="Inhaltsverzeichnisüberschrift" style:family="paragraph" style:parent-style-name="Überschrift1" style:next-style-name="Standard">
      <style:paragraph-properties fo:keep-with-next="always" fo:keep-together="always" fo:text-align="start" fo:margin-top="0.3333in" fo:line-height="115%"/>
      <style:text-properties style:font-name="Cambria" fo:font-weight="bold" style:font-weight-asian="bold" style:font-weight-complex="bold" fo:color="#365F91" fo:font-size="14pt" style:font-size-asian="14pt" style:font-size-complex="14pt" fo:hyphenate="false"/>
    </style:style>
    <style:style style:name="Verzeichnis1" style:display-name="Verzeichnis 1" style:family="paragraph" style:parent-style-name="Standard" style:next-style-name="Standard" style:auto-update="true">
      <style:text-properties fo:hyphenate="false"/>
    </style:style>
    <style:style style:name="Verzeichnis2" style:display-name="Verzeichnis 2" style:family="paragraph" style:parent-style-name="Standard" style:next-style-name="Standard" style:auto-update="true">
      <style:paragraph-properties fo:margin-left="0.1666in">
        <style:tab-stops/>
      </style:paragraph-properties>
      <style:text-properties fo:hyphenate="false"/>
    </style:style>
    <style:style style:name="Titel" style:display-name="Titel" style:family="paragraph" style:parent-style-name="Standard" style:next-style-name="Standard" style:default-outline-level="1">
      <style:paragraph-properties fo:text-align="center" fo:margin-top="0.1666in" fo:margin-bottom="0.0416in"/>
      <style:text-properties style:font-name="Cambria" style:font-name-asian="Times New Roman" style:font-name-complex="Times New Roman" fo:font-weight="bold" style:font-weight-asian="bold" style:font-weight-complex="bold" style:letter-kerning="true" fo:font-size="16pt" style:font-size-asian="16pt" style:font-size-complex="16pt" fo:hyphenate="false"/>
    </style:style>
    <style:style style:name="TitelZchn" style:display-name="Titel Zchn" style:family="text" style:parent-style-name="Absatz-Standardschriftart">
      <style:text-properties style:font-name="Cambria" style:font-name-asian="Times New Roman" style:font-name-complex="Times New Roman" fo:font-weight="bold" style:font-weight-asian="bold" style:font-weight-complex="bold" style:letter-kerning="true"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37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page-layout style:name="PL0">
      <style:page-layout-properties fo:page-width="8.2687in" fo:page-height="11.6937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Kopfzeile" style:family="paragraph">
      <style:paragraph-properties fo:text-align="end">
        <style:tab-stops>
          <style:tab-stop style:type="left" style:position="6.1875in"/>
        </style:tab-stops>
      </style:paragraph-properties>
    </style:style>
    <style:page-layout style:name="PL1">
      <style:page-layout-properties fo:page-width="8.2687in" fo:page-height="11.6937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P2"><text:span text:style-name="Seitenzahl">Aufforstung Mischwald</text:span><text:span text:style-name="Seitenzahl">    <text:s/></text:span><text:span text:style-name="Seitenzahl"><text:page-number text:fixed="false">2</text:page-number></text:span></text:p>
      </style:header>
    </style:master-page>
    <style:master-page style:next-style-name="MP0" style:name="MPF0" style:page-layout-name="PL0"/>
    <style:master-page style:name="MP1" style:page-layout-name="PL1">
      <style:header>
        <text:p text:style-name="Kopfzeil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nton Herzog</meta:initial-creator>
    <dc:creator>Anton Herzog</dc:creator>
    <meta:creation-date>2014-12-03T10:40:00Z</meta:creation-date>
    <dc:date>2014-12-03T10:51:00Z</dc:date>
    <meta:print-date>2002-05-11T14:16:00Z</meta:print-date>
    <meta:template xlink:href="APA-Papierformat.dot" xlink:type="simple"/>
    <meta:editing-cycles>1</meta:editing-cycles>
    <meta:editing-duration>PT0S</meta:editing-duration>
    <meta:user-defined meta:name="_TemplateID">TC100763231031</meta:user-defined>
    <meta:document-statistic meta:page-count="12" meta:paragraph-count="12" meta:word-count="849" meta:character-count="6188" meta:row-count="44" meta:non-whitespace-character-count="5351"/>
  </office:meta>
</office:document-meta>
</file>